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762cm" fo:min-width="5.864cm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cm" svg:height="8.5cm" svg:x="9cm" svg:y="3cm">
          <office:event-listeners>
            <presentation:event-listener script:event-name="dom:click" presentation:action="execute" xlink:href="../../../../../build_tools/out/win_64/onlyoffice/core/x2t.exe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3T13:00:11.469000000</meta:creation-date>
    <dc:date>2023-11-03T13:13:13.839000000</dc:date>
    <meta:editing-duration>PT13M4S</meta:editing-duration>
    <meta:editing-cycles>2</meta:editing-cycles>
    <meta:generator>LibreOffice/7.6.2.1$Windows_X86_64 LibreOffice_project/56f7684011345957bbf33a7ee678afaf4d2ba333</meta:generator>
    <meta:document-statistic meta:object-count="24"/>
  </office:meta>
</office:document-meta>
</file>